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4d9e7"/>
    </style:style>
    <style:style style:name="P2" style:family="paragraph" style:parent-style-name="Standard">
      <style:text-properties officeooo:rsid="0014d9e7" officeooo:paragraph-rsid="0014d9e7"/>
    </style:style>
    <style:style style:name="P3" style:family="paragraph" style:parent-style-name="Standard">
      <style:text-properties officeooo:paragraph-rsid="001549f0"/>
    </style:style>
    <style:style style:name="P4" style:family="paragraph" style:parent-style-name="Standard">
      <style:text-properties officeooo:rsid="0014d9e7"/>
    </style:style>
    <style:style style:name="T1" style:family="text">
      <style:text-properties officeooo:rsid="0014d9e7"/>
    </style:style>
    <style:style style:name="T2" style:family="text">
      <style:text-properties officeooo:rsid="001549f0"/>
    </style:style>
    <style:style style:name="T3" style:family="text">
      <style:text-properties officeooo:rsid="0017a4b4"/>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objective of the TRITIUM project is to design, build and commissioning a monitor capable of measuring low tritium activities in water samples in near real time (less than one hour). The monitor developed during the completion of this thesis consists of three parts:</text:p>
      <text:p text:style-name="P4"/>
      <text:p text:style-name="P4">- The tritium detector, where the tritium measurement takes place. This detector is based on hundreds of scintillator fibers placed in direct contact with the water sample to be measured. These fibers detect some of the disintegrations of the tritium particles contained in the water sample. Finally, these fibers are read by photosensors, whose signals are processed and analyzed by the corresponding electronics.</text:p>
      <text:p text:style-name="P4"/>
      <text:p text:style-name="P4">- A water purification system, which allows water samples to be obtained in which any suspended particle with a diameter greater than 1 micrometer has been eliminated, resulting in water samples with very low conductivity. This task is essential to preserve the efficiency of the detector and, furthermore, to reduce the radioactive background measured by the detector that limits the detection efficiency to low activities.</text:p>
      <text:p text:style-name="P4"/>
      <text:p text:style-name="P4">- A system for rejecting the radioactive background, be it environmental radioactivity or cosmic rays. This rejection of the background is carried out by means of two mechanisms, a passive shielding by means of a lead castle and an active shielding made by scintillating plastic blocks read by photosensors.</text:p>
      <text:p text:style-name="P4"/>
      <text:p text:style-name="P4">The work carried out in this thesis has consisted of the design and construction of a series of detector prototypes. In addition, different calibrations and studies have been carried out to optimize different parts of this monitor. Much higher sensitivities have been obtained for measuring tritium in water than those obtained with other detectors to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6T16:50:50.809089610</meta:creation-date>
    <dc:date>2022-09-27T12:40:45.341110073</dc:date>
    <meta:editing-duration>PT18M39S</meta:editing-duration>
    <meta:editing-cycles>4</meta:editing-cycles>
    <meta:generator>LibreOffice/6.0.7.3$Linux_X86_64 LibreOffice_project/00m0$Build-3</meta:generator>
    <meta:document-statistic meta:table-count="0" meta:image-count="0" meta:object-count="0" meta:page-count="1" meta:paragraph-count="5" meta:word-count="277" meta:character-count="1771" meta:non-whitespace-character-count="1499"/>
  </office:meta>
</office:document-meta>
</file>